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face style:name="Courier" svg:font-family="Courier, monospace"/>
    <style:font-face style:name="HG Mincho Light J" svg:font-family="'HG Mincho Light J'"/>
    <style:font-face style:name="Luxi Sans2" svg:font-family="'Luxi Sans'"/>
    <style:font-face style:name="Luxi Sans" svg:font-family="'Luxi Sans', sans-serif"/>
    <style:font-face style:name="Nimbus Roman No9 L1" svg:font-family="'Nimbus Roman No9 L', serif"/>
    <style:font-face style:name="Courier1" svg:font-family="Courier" style:font-family-generic="modern" style:font-pitch="fixed"/>
    <style:font-face style:name="Arial Unicode MS1" svg:font-family="'Arial Unicode MS'" style:font-pitch="variable"/>
    <style:font-face style:name="HG Mincho Light J1" svg:font-family="'HG Mincho Light J'" style:font-pitch="variable"/>
    <style:font-face style:name="Luxi Sans1" svg:font-family="'Luxi Sans'" style:font-pitch="variable"/>
    <style:font-face style:name="Nimbus Roman No9 L" svg:font-family="'Nimbus Roman No9 L'" style:font-family-generic="roman" style:font-pitch="variable"/>
    <style:font-face style:name="Albany" svg:font-family="Albany" style:font-family-generic="swiss" style:font-pitch="variable"/>
  </office:font-face-decls>
  <office:automatic-styles>
    <style:style style:name="Table1" style:family="table">
      <style:table-properties style:width="6.9194in" style:rel-width="100%" table:align="left"/>
    </style:style>
    <style:style style:name="Table1.A" style:family="table-column">
      <style:table-column-properties style:column-width="1.1778in" style:rel-column-width="1696*"/>
    </style:style>
    <style:style style:name="Table1.B" style:family="table-column">
      <style:table-column-properties style:column-width="5.7417in" style:rel-column-width="8266*"/>
    </style:style>
    <style:style style:name="Table1.1" style:family="table-row">
      <style:table-row-properties style:min-row-height="0.6771in"/>
    </style:style>
    <style:style style:name="Table1.A1" style:family="table-cell">
      <style:table-cell-properties fo:padding="0.0417in" fo:border-left="0.0139in solid #000000" fo:border-right="none" fo:border-top="0.0139in solid #000000" fo:border-bottom="0.0139in solid #000000"/>
    </style:style>
    <style:style style:name="Table1.B1" style:family="table-cell">
      <style:table-cell-properties fo:padding="0.0417in" fo:border="0.0139in solid #000000"/>
    </style:style>
    <style:style style:name="P1" style:family="paragraph" style:parent-style-name="Text_20_body" style:master-page-name="HTML">
      <style:paragraph-properties fo:margin-top="0in" fo:margin-bottom="0in" fo:text-align="center" style:justify-single-word="false"/>
      <style:text-properties fo:font-size="18pt" fo:font-weight="bold"/>
    </style:style>
    <style:style style:name="P2" style:family="paragraph" style:parent-style-name="Text_20_body">
      <style:paragraph-properties fo:margin-top="0in" fo:margin-bottom="0in" fo:text-align="center" style:justify-single-word="false"/>
      <style:text-properties fo:font-size="18pt" fo:font-weight="bold"/>
    </style:style>
    <style:style style:name="P3" style:family="paragraph" style:parent-style-name="Table_20_Contents">
      <style:paragraph-properties fo:margin-top="0in" fo:margin-bottom="0.1965in"/>
      <style:text-properties fo:font-size="8pt"/>
    </style:style>
    <style:style style:name="P4" style:family="paragraph" style:parent-style-name="Table_20_Contents">
      <style:paragraph-properties fo:margin-top="0in" fo:margin-bottom="0.2in"/>
      <style:text-properties fo:font-size="8pt"/>
    </style:style>
    <style:style style:name="P5" style:family="paragraph" style:parent-style-name="Text_20_body">
      <style:paragraph-properties fo:margin-top="0in" fo:margin-bottom="0in"/>
      <style:text-properties fo:font-size="18pt" fo:font-weight="bold"/>
    </style:style>
    <style:style style:name="P6" style:family="paragraph" style:parent-style-name="Contents_20_1">
      <style:paragraph-properties>
        <style:tab-stops>
          <style:tab-stop style:position="6.9193in" style:type="right" style:leader-style="dotted" style:leader-text="."/>
        </style:tab-stops>
      </style:paragraph-properties>
    </style:style>
    <style:style style:name="P7" style:family="paragraph" style:parent-style-name="Contents_20_2">
      <style:paragraph-properties>
        <style:tab-stops>
          <style:tab-stop style:position="6.7228in" style:type="right" style:leader-style="dotted" style:leader-text="."/>
        </style:tab-stops>
      </style:paragraph-properties>
    </style:style>
    <style:style style:name="P8" style:family="paragraph" style:parent-style-name="Contents_20_3">
      <style:paragraph-properties>
        <style:tab-stops>
          <style:tab-stop style:position="6.5264in" style:type="right" style:leader-style="dotted" style:leader-text="."/>
        </style:tab-stops>
      </style:paragraph-properties>
    </style:style>
    <style:style style:name="P9" style:family="paragraph" style:parent-style-name="Contents_20_4">
      <style:paragraph-properties>
        <style:tab-stops>
          <style:tab-stop style:position="6.3299in" style:type="right" style:leader-style="dotted" style:leader-text="."/>
        </style:tab-stops>
      </style:paragraph-properties>
    </style:style>
    <style:style style:name="P10" style:family="paragraph" style:parent-style-name="Text_20_body">
      <style:paragraph-properties fo:margin-top="0in" fo:margin-bottom="0in"/>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paragraph-properties fo:margin-left="0.4902in" fo:margin-right="0in" fo:margin-top="0in" fo:margin-bottom="0in" fo:text-indent="0in" style:auto-text-indent="false"/>
      <style:text-properties style:font-name="Courier" fo:font-size="9pt"/>
    </style:style>
    <style:style style:name="P15" style:family="paragraph" style:parent-style-name="Text_20_body">
      <style:text-properties style:font-name="Courier" fo:font-size="9pt"/>
    </style:style>
    <style:style style:name="P16" style:family="paragraph" style:parent-style-name="Text_20_body">
      <style:paragraph-properties fo:margin-left="0.4925in" fo:margin-right="0in" fo:text-indent="0in" style:auto-text-indent="false"/>
    </style:style>
    <style:style style:name="P17" style:family="paragraph" style:parent-style-name="Text_20_body">
      <style:paragraph-properties fo:margin-left="0.4902in" fo:margin-right="0in" fo:margin-top="0in" fo:margin-bottom="0in" fo:text-indent="0in" style:auto-text-indent="false"/>
      <style:text-properties style:font-name="Nimbus Roman No9 L" fo:font-size="9pt"/>
    </style:style>
    <style:style style:name="P18" style:family="paragraph" style:parent-style-name="Text_20_body">
      <style:paragraph-properties fo:margin-left="0in" fo:margin-right="0in" fo:margin-top="0in" fo:margin-bottom="0in" fo:text-indent="0in" style:auto-text-indent="false"/>
      <style:text-properties style:font-name="Nimbus Roman No9 L" fo:font-size="12pt" style:font-size-asian="12pt" style:font-size-complex="12pt"/>
    </style:style>
    <style:style style:name="P19" style:family="paragraph" style:parent-style-name="Text_20_body">
      <style:paragraph-properties fo:margin-left="0in" fo:margin-right="0in" fo:margin-top="0in" fo:margin-bottom="0in" fo:text-indent="0in" style:auto-text-indent="false"/>
      <style:text-properties style:font-name="Courier" fo:font-size="9pt"/>
    </style:style>
    <style:style style:name="P20" style:family="paragraph" style:parent-style-name="Text_20_body">
      <style:paragraph-properties fo:margin-top="0in" fo:margin-bottom="0in"/>
      <style:text-properties style:font-name="Nimbus Roman No9 L1" fo:font-size="12pt"/>
    </style:style>
    <style:style style:name="P21" style:family="paragraph" style:parent-style-name="Text_20_body">
      <style:paragraph-properties fo:margin-top="0in" fo:margin-bottom="0in"/>
      <style:text-properties style:font-name="Courier" fo:font-size="9pt"/>
    </style:style>
    <style:style style:name="P22" style:family="paragraph" style:parent-style-name="Text_20_body">
      <style:paragraph-properties fo:margin-left="0.4902in" fo:margin-right="0in" fo:text-indent="0in" style:auto-text-indent="false"/>
      <style:text-properties style:font-name="Courier" fo:font-size="9pt"/>
    </style:style>
    <style:style style:name="P23" style:family="paragraph" style:parent-style-name="Text_20_body">
      <style:paragraph-properties fo:margin-left="0.4902in" fo:margin-right="0in" fo:text-indent="0in" style:auto-text-indent="false"/>
    </style:style>
    <style:style style:name="P24" style:family="paragraph" style:parent-style-name="Text_20_body">
      <style:text-properties style:font-name="Nimbus Roman No9 L1" fo:font-size="12pt"/>
    </style:style>
    <style:style style:name="P25" style:family="paragraph" style:parent-style-name="Text_20_body">
      <style:paragraph-properties fo:margin-left="0.9799in" fo:margin-right="0in" fo:text-indent="0in" style:auto-text-indent="false"/>
      <style:text-properties style:font-name="Courier" fo:font-size="9pt"/>
    </style:style>
    <style:style style:name="P26" style:family="paragraph" style:parent-style-name="Text_20_body">
      <style:paragraph-properties fo:margin-left="1.4799in" fo:margin-right="0in" fo:text-indent="0in" style:auto-text-indent="false"/>
      <style:text-properties style:font-name="Courier" fo:font-size="9pt"/>
    </style:style>
    <style:style style:name="P27" style:family="paragraph" style:parent-style-name="Text_20_body" style:list-style-name="L4">
      <style:text-properties style:font-name="Nimbus Roman No9 L1" fo:font-size="12pt"/>
    </style:style>
    <style:style style:name="P28" style:family="paragraph" style:parent-style-name="Text_20_body">
      <style:text-properties fo:font-size="12pt"/>
    </style:style>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7">
      <style:paragraph-properties fo:margin-left="0.4925in" fo:margin-right="0in" fo:text-indent="0in" style:auto-text-indent="false"/>
    </style:style>
    <style:style style:name="P33" style:family="paragraph" style:parent-style-name="Text_20_body" style:list-style-name="L8"/>
    <style:style style:name="P34" style:family="paragraph" style:parent-style-name="Text_20_body" style:list-style-name="L9">
      <style:paragraph-properties fo:margin-left="0.4925in" fo:margin-right="0in" fo:text-indent="0in" style:auto-text-indent="false"/>
    </style:style>
    <style:style style:name="P35" style:family="paragraph" style:parent-style-name="Text_20_body">
      <style:paragraph-properties fo:margin-left="0.9846in" fo:margin-right="0in" fo:text-indent="0in" style:auto-text-indent="false"/>
      <style:text-properties style:font-name="Courier" fo:font-size="9pt"/>
    </style:style>
    <style:style style:name="P36" style:family="paragraph" style:parent-style-name="Text_20_body">
      <style:paragraph-properties fo:margin-left="0.4925in" fo:margin-right="0in" fo:text-indent="0in" style:auto-text-indent="false"/>
      <style:text-properties style:font-name="Courier" fo:font-size="9pt"/>
    </style:style>
    <style:style style:name="T1" style:family="text">
      <style:text-properties style:text-line-through-style="none" style:text-underline-style="none" style:text-blinking="false"/>
    </style:style>
    <style:style style:name="T2" style:family="text">
      <style:text-properties fo:font-weight="bold"/>
    </style:style>
    <style:style style:name="T3" style:family="text">
      <style:text-properties fo:font-style="italic"/>
    </style:style>
    <style:style style:name="T4" style:family="text">
      <style:text-properties fo:font-weight="bold" style:font-weight-asian="bold" style:font-weight-complex="bold"/>
    </style:style>
    <style:style style:name="T5" style:family="text">
      <style:text-properties style:font-name="Courier" fo:font-size="9pt"/>
    </style:style>
    <style:style style:name="T6" style:family="text">
      <style:text-properties style:font-name="Nimbus Roman No9 L1" fo:font-size="12pt"/>
    </style:style>
    <style:style style:name="T7" style:family="text">
      <style:text-properties style:font-name="Courier1" fo:font-size="9pt" style:font-size-asian="9pt" style:font-size-complex="9pt"/>
    </style:style>
    <style:style style:name="T8" style:family="text">
      <style:text-properties fo:font-size="12pt"/>
    </style:style>
    <style:style style:name="T9" style:family="text">
      <style:text-properties style:font-name="Nimbus Roman No9 L1"/>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4C Developers Guide</text:p>
      <text:p text:style-name="P2"/>
      <table:table table:name="Table1" table:style-name="Table1">
        <table:table-column table:style-name="Table1.A"/>
        <table:table-column table:style-name="Table1.B"/>
        <table:table-header-rows>
          <table:table-row table:style-name="Table1.1">
            <table:table-cell table:style-name="Table1.A1" office:value-type="string">
              <text:p text:style-name="P3">1.0.3 <text:s text:c="8"/>13 Nov 2006</text:p>
            </table:table-cell>
            <table:table-cell table:style-name="Table1.B1" office:value-type="string">
              <text:p text:style-name="P4">First Draft: pulls together information from README files and various 'how to ' documents for Log4C. <text:s/>This document is started between the release of Log4C 1.1.0 and 1.2 <text:s/>so although much of it is valid for older releases it <text:s/>is more <text:s/>looking towards the 1.2 release. <text:s/>Where you see xxx in the text this denotes an item we need to get back to.</text:p>
              <text:p text:style-name="P4">This document was created with Open Office 2.0.2 .</text:p>
            </table:table-cell>
          </table:table-row>
        </table:table-header-rows>
      </table:table>
      <text:p text:style-name="P5"/>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 Introduction<text:tab/>2</text:p>
          <text:p text:style-name="P6">2 Log4C Concepts and Overview<text:tab/>3</text:p>
          <text:p text:style-name="P6">3 <text:s/>How to download and build Log4C<text:tab/>4</text:p>
          <text:p text:style-name="P7">3.1 The expat dependency--parsing the Log4C configuration file<text:tab/>4</text:p>
          <text:p text:style-name="P7">3.2 <text:s/>Some comments on building Log4C in the corporate factory<text:tab/>4</text:p>
          <text:p text:style-name="P8">3.2.1 <text:s/>Log4C is released under the LGPL license. <text:tab/>5</text:p>
          <text:p text:style-name="P8">3.2.2 <text:s/>Building on different platforms<text:tab/>5</text:p>
          <text:p text:style-name="P9">3.2.2.1 <text:s/>Building On Unix<text:tab/>5</text:p>
          <text:p text:style-name="P9">3.2.2.2 <text:s/>Building on Windows<text:tab/>6</text:p>
          <text:p text:style-name="P9">3.2.2.3 <text:s/>Building on MAC OS<text:tab/>6</text:p>
          <text:p text:style-name="P8">3.2.3 <text:s/>Packaging on different platforms<text:tab/>6</text:p>
          <text:p text:style-name="P6">4 <text:s/>Getting started--running the examples<text:tab/>6</text:p>
          <text:p text:style-name="P7">4.1 <text:s/>Running application_1<text:tab/>7</text:p>
          <text:p text:style-name="P7">4.2 <text:s/>Configuring the priority for a category<text:tab/>8</text:p>
          <text:p text:style-name="P7">4.3 <text:s/>Configuring application_1 to log to a set of log files<text:tab/>9</text:p>
          <text:p text:style-name="P7">4.4 <text:s/>What about application_2 ?<text:tab/>9</text:p>
          <text:p text:style-name="P6">5 <text:s/>Using the Log4C API<text:tab/>10</text:p>
          <text:p text:style-name="P7">5.1 <text:s/>The helloworld example with Log4C<text:tab/>10</text:p>
          <text:p text:style-name="P8">5.1.1 <text:s/>The helloworld code<text:tab/>10</text:p>
          <text:p text:style-name="P8">5.1.2 <text:s/>Configuring and running hello­world<text:tab/>11</text:p>
          <text:p text:style-name="P9">5.1.2.1 <text:s/>Configuring helloworld with the configuration file<text:tab/>11</text:p>
          <text:p text:style-name="P9">5.1.2.2 <text:s/>Configuring helloworld with the environment variables<text:tab/>12</text:p>
          <text:p text:style-name="P9">5.1.2.3 <text:s/>Configuring helloworld via the Log4C API<text:tab/>12</text:p>
          <text:p text:style-name="P7">5.2 <text:s/>Comments on the the different configuration methods<text:tab/>13</text:p>
          <text:p text:style-name="P7">5.3 <text:s/>Interaction of the configuration methods<text:tab/>13</text:p>
          <text:p text:style-name="P7">5.4 <text:s/>Including Log4C calls into your code <text:tab/>14</text:p>
          <text:p text:style-name="P8">5.4.1 <text:s/>Making it easy to remove Log4C calls from your code<text:tab/>14</text:p>
          <text:p text:style-name="P8">5.4.2 <text:s/>Other useful Log4C functions<text:tab/>16</text:p>
          <text:p text:style-name="P8">5.4.3 <text:s/>Multi threaded applications using Log4C<text:tab/>16</text:p>
          <text:p text:style-name="P9">5.4.3.1 <text:s/>Why Log4C is not MT safe<text:tab/>16</text:p>
          <text:p text:style-name="P9">5.4.3.2 <text:s/>How to use Log4C in an MT safe way<text:tab/>17</text:p>
          <text:p text:style-name="P6">6 Extending Log4C with your own custom appender and layout types<text:tab/>18</text:p>
          <text:p text:style-name="P6">7 <text:s/>Troubleshooting and debugging<text:tab/>20</text:p>
          <text:p text:style-name="P6">8 <text:s/>References<text:tab/>21</text:p>
        </text:index-body>
      </text:table-of-content>
      <text:p text:style-name="P10"/>
      <text:h text:style-name="Heading_20_1" text:outline-level="1">Introduction</text:h>
      <text:p text:style-name="Text_20_body"/>
      <text:p text:style-name="P10">Log4C is a C-based logging library. Its goal is provide the C software developer with a configurable and efficient library for logging messages. <text:s/>So Log4C provides the classic logging functionality required by most projects by default while leaving the scope for extensibility for those projects that have special requirements.</text:p>
      <text:p text:style-name="P10"/>
      <text:p text:style-name="P10">It seems extraordinary that just about every C project ends up developing it's own logging system. <text:s/>While there are environments like embedded systems or operating system kernels that may justify customized logging technology (and there are open source projects aimed at those areas) there seems to be no a priori reason why most user level application and server software written in C cannot share a logging library.</text:p>
      <text:p text:style-name="P10"/>
      <text:p text:style-name="P10">Log4C may be linked with end user applications or other libraries that will eventually be linked into applications. The library is released on <text:a xlink:type="simple" xlink:href="http://en.wikipedia.org/wiki/SourceForge">SourceForge</text:a> under the <text:a xlink:type="simple" xlink:href="http://en.wikipedia.org/wiki/LGPL">LGPL</text:a> license. </text:p>
      <text:p text:style-name="P10"/>
      <text:p text:style-name="P10">This document is aimed at developers who wish to use Log4C to manage logging in their own project.</text:p>
      <text:p text:style-name="P10">The kind of information you can find here includes:</text:p>
      <text:p text:style-name="P10"/>
      <text:list text:style-name="L1">
        <text:list-item>
          <text:p text:style-name="P11">a general introduction to Log4C concepts and how Log4C can be useful to you</text:p>
        </text:list-item>
        <text:list-item>
          <text:p text:style-name="P11">how to download and build Log4C</text:p>
        </text:list-item>
        <text:list-item>
          <text:p text:style-name="P11">how to use and configure the library via examples</text:p>
        </text:list-item>
        <text:list-item>
          <text:p text:style-name="P11">how to extend Log4C with your own code for customizing, for example, where messages are logged and how they are formatted.</text:p>
        </text:list-item>
        <text:list-item>
          <text:p text:style-name="P11">troubleshooting and debug information</text:p>
        </text:list-item>
        <text:list-item>
          <text:p text:style-name="P11">references to useful material</text:p>
        </text:list-item>
      </text:list>
      <text:p text:style-name="P10"/>
      <text:p text:style-name="P10">For information relating to Log4C internals or deployment experiences with Log4C the intention is to create two separate documents, “Log4C Internals” and “Log4C Deployment”. This will help keep the size of each document reasonable and help decouple the evolution of those documents.</text:p>
      <text:h text:style-name="Heading_20_1" text:outline-level="1">Log4C Concepts and Overview</text:h>
      <text:p text:style-name="Text_20_body"/>
      <text:p text:style-name="Text_20_body">Log4C follows the overall style of the native Java logging and <text:a xlink:type="simple" xlink:href="http://en.wikipedia.org/wiki/Log4j">Log4j</text:a> utilities. There are three fundamental types of object in Log4C: <text:span text:style-name="T1">categories</text:span>, appenders and layouts.</text:p>
      <text:p text:style-name="Text_20_body"/>
      <text:p text:style-name="Text_20_body">You can think of these objects as corresponding to the <text:span text:style-name="T2">what</text:span>, <text:span text:style-name="T2">where</text:span> and <text:span text:style-name="T2">how</text:span> of the logging system: categories describe <text:span text:style-name="T2">what</text:span> sub-system the message relates to, appenders determine <text:span text:style-name="T2">where</text:span> the message goes and layouts determine <text:span text:style-name="T2">how</text:span> the message is formatted.</text:p>
      <text:p text:style-name="Text_20_body"/>
      <text:p text:style-name="Text_20_body">So for example a category might be named “httpd.network.connection” that may be logging messages to the “syslog” appender using the “dated” format. The convention of using dotted names for categories determines an obvious hierarchy which is used to determine parent and child relationships during logging. These are used because during logging (and this is configurable) a message logged by a category will also be logged to the appenders of any parent categories. </text:p>
      <text:p text:style-name="Text_20_body"/>
      <text:p text:style-name="Text_20_body">There is always a <text:span text:style-name="T3">root</text:span> category which represents a conceptual root of the hierarchy of categories.</text:p>
      <text:p text:style-name="Text_20_body"/>
      <text:p text:style-name="Text_20_body">The categorization of the system make sit easy to select which messages are logged and where—if I configure an appender and priority for a given category then I automatically do it for all it's descendents (unless I explicitly say not to). The extreme case of this is the <text:span text:style-name="T3">root</text:span> category—any configuration positioned there will by default apply to all categories in the system. However, if I need to drill down for finer grained control then the categorization allows me to do that.</text:p>
      <text:p text:style-name="Text_20_body"/>
      <text:p text:style-name="Text_20_body">This means that you should expect to spend some time defining the categories within your system. As an example, if your system separates into different applications then you should have at least one category per application. If your product ships a set of libraries, then each library probably merits it's own category. Libraries linked in as a dependency on a given library should probably be sub-categories of the including library. Within a library you might identify other sub categories, for example a housekeeping category, a connection manager category, a request processor and so on that correspond to logging messages that will come from those sections of code.</text:p>
      <text:p text:style-name="Text_20_body"/>
      <text:p text:style-name="Text_20_body">The other concept fundamental to Log4C is the logging priority: each message has an associated priority. At a given point a given instance of Log4c has an associated configured priority--only messages with a higher priority than the current Log4c priority are sent to an appender for processing.</text:p>
      <text:h text:style-name="Heading_20_1" text:outline-level="1"><text:s/>How to download and build Log4C</text:h>
      <text:p text:style-name="Text_20_body"/>
      <text:p text:style-name="P10">The <text:a xlink:type="simple" xlink:href="http://log4c.cvs.sourceforge.net/log4c/log4c/README?revision=1.11&amp;view=markup&amp;sortdir=down">README</text:a> file shipped in the workspace gives a good account of Log4C dependencies and how to do a basic build so we will not repeat all that information here. <text:s/>Here we treat that information that requires more detail than the basic build instructions.</text:p>
      <text:p text:style-name="P10"/>
      <text:h text:style-name="Heading_20_2" text:outline-level="2">The expat dependency--parsing the Log4C configuration file</text:h>
      <text:p text:style-name="P10"/>
      <text:p text:style-name="P10">“The expat dependency”--no it's not the latest Robert Ludlum novel...it refers to the fact that Log4C can use the expat library (cf. <text:a xlink:type="simple" xlink:href="http://expat.sourceforge.net/">http://expat.sourceforge.net/) </text:a>as the low level xml parser for it's configuration file. <text:s/>By default when you run configure, it wil look for expat and if it finds it it will use it. <text:s/>You can tell configure not to go looking for expat by using the –without-expat option.</text:p>
      <text:p text:style-name="P10"/>
      <text:p text:style-name="P10">In the case where you have specified –without-expat or expat is not found or is the wrong version or fails to compile with a small test program, then Log4C will use some bundled lex/yacc code for the lower level xml parsing. <text:s/>This code works ok with the current configuration file and bundled appenders and layouts.</text:p>
      <text:p text:style-name="P10"/>
      <text:p text:style-name="P10">So why do you need to know how Log4C handles it's xml parsing ? <text:s/>Well, as a developer integrating Log4C you will probably prefer the “bundled parser” option as it means you do not pull a dependency on expat. <text:s/>However from the point of view of maintaining Log4C there is still a dependency on the lex/yacc tools needed to generate the parsing code. <text:s/>So there is a choice to make in terms of which dependency Log4C manages. <text:s/>The current consensus is that expat is now sufficiently widespread and mature that introducing a dependency on it is a reasonable step.</text:p>
      <text:p text:style-name="P10"/>
      <text:p text:style-name="P10">So as a developer consuming Log4C you can rely on the older bundled code staying in Log4C for the foreseeable future. <text:s/>But you should <text:span text:style-name="T4">not</text:span> expect bug fixes therein nor that that code will evolve to take account of potential enhancements to the configuration file. <text:s/>So the message is that you should start to prepare for handling the dependency on the expat library, either by bundling it in your delivery with Log4C or ensuring that it is available natively on your supported platforms or by specifying it as a requirement to your end users.</text:p>
      <text:p text:style-name="P10"/>
      <text:h text:style-name="Heading_20_2" text:outline-level="2"><text:s/>Some comments on building Log4C in the corporate factory</text:h>
      <text:p text:style-name="Text_20_body"/>
      <text:p text:style-name="Text_20_body">The Log4C source code is free, which is good, but there is still a cost in integrating it into your project. Here are some points to consider on this.</text:p>
      <text:h text:style-name="Heading_20_3" text:outline-level="3"><text:s/>Log4C is released under the LGPL license. </text:h>
      <text:p text:style-name="Text_20_body"/>
      <text:p text:style-name="Text_20_body">See the <text:a xlink:type="simple" xlink:href="http://log4c.cvs.sourceforge.net/log4c/log4c/COPYING?revision=1.1.1.1&amp;view=markup">COPYING</text:a> file in the release for the full license but this means a few things:</text:p>
      <text:list text:style-name="L2">
        <text:list-item>
          <text:p text:style-name="P12">you will almost certainly require a legal review inside your company to approve your use of Log4C.</text:p>
        </text:list-item>
      </text:list>
      <text:list text:style-name="L3">
        <text:list-item>
          <text:p text:style-name="P13">you are required by the LGL license to ship along with your project a copy of the Log4C source as used in your project. You are also required to ship a copy of the LGL license. Typically one ships a file called something like, ThirdPartyLicenses which lists all the open source components used by your project and includes all the required licenses for those open source components.</text:p>
        </text:list-item>
      </text:list>
      <text:p text:style-name="Text_20_body">Ideally the changes you make to Log4C will be minor porting, bug fixes or integration issues required to integrate with your project. Ideally, you would invest some time to work with the Log4C maintainers to integrate your changes back into the Log4C repository in a way that was useful to the whole community. Thus, while one might go with some 'quick fixes' in order to integrate Log4C, expect to spend some time refactoring or generalizing the code in order to have it accepted back into the public repository.</text:p>
      <text:p text:style-name="Text_20_body">A general aspect of integrating an open source project is that, for various reasons, you may wish to make it easy to remove the dependency. We discuss this in more detail in the section titled “Integrating Log4C calls into your code”.</text:p>
      <text:h text:style-name="Heading_20_3" text:outline-level="3"><text:s/>Building on different platforms</text:h>
      <text:h text:style-name="Heading_20_4" text:outline-level="4"><text:s/>Building On Unix</text:h>
      <text:p text:style-name="Text_20_body"/>
      <text:p text:style-name="P10">On Unix systems (certainly for Linux, Solaris and HP-UX) you should be able to use the provided autoconf tools to build Log4C as described in the README. One tip for managing different platforms is not to compile the code in the source directories, but rather to create a directory per platform, run the configure script therein to generate the Makefiles and then build the library, tests, examples and doc in per-platform directory. This allows you to use the same source code to maintain binaries for multiple platforms at the same time. So an example compile session might run:</text:p>
      <text:p text:style-name="P10"/>
      <text:p text:style-name="P10">On my Solaris x86 build machine:</text:p>
      <text:p text:style-name="P14">[mySolarisx86BuildMachine ]$ tar -zxvf log4c-1.0.12.tar.gz</text:p>
      <text:p text:style-name="P14">[mySolarisx86BuildMachine ]$ mkdir build-Solaris-x86; cd build-Solaris-x86</text:p>
      <text:p text:style-name="P14">[mySolarisx86BuildMachine ]$ ../log4c-1.0.12/configure --prefix=/path/of/installation</text:p>
      <text:p text:style-name="P14">[mySolarisx86BuildMachine ]$ make</text:p>
      <text:p text:style-name="P14"/>
      <text:p text:style-name="P10">then on the Solaris sparc build machine:</text:p>
      <text:p text:style-name="P14">[mySolarisSparcBuildMachine ]$ mkdir build-Solaris-sparc; cd build-Solaris-sparc</text:p>
      <text:p text:style-name="P14">[mySolarisSparcBuildMachine ]$ ../log4c-1.0.12/configure -prefix= path/of/installation</text:p>
      <text:p text:style-name="P14">[mySolarisSparcBuildMachine ]$ make</text:p>
      <text:p text:style-name="P14"/>
      <text:p text:style-name="P10">and so on.</text:p>
      <text:p text:style-name="P10">If you need to use a compile other than gcc then use the CC environment variable as descirbed in the README file.</text:p>
      <text:h text:style-name="Heading_20_4" text:outline-level="4"><text:s/>Building on Windows</text:h>
      <text:p text:style-name="Text_20_body"/>
      <text:p text:style-name="P10">The build for Windows is not yet integrated into the autoconf mechanism (due to limitations in autoconf on windows at the time the integration was done). So a makefile is provided in the msvc6 directory for building on Windows. </text:p>
      <text:p text:style-name="P10"/>
      <text:p text:style-name="P10">Note that some of the appenders are not compiled on Windows...for example the syslog appender.</text:p>
      <text:p text:style-name="P10">See the README in the msvc6 directory for the Windows build details.</text:p>
      <text:h text:style-name="Heading_20_4" text:outline-level="4"><text:s/>Building on MAC OS</text:h>
      <text:p text:style-name="Text_20_body"/>
      <text:p text:style-name="P10">There are some project files provided for compiling on MAC OS. </text:p>
      <text:p text:style-name="P10">xxx Not sure of the status of the mac stuff at this time.</text:p>
      <text:h text:style-name="Heading_20_3" text:outline-level="3"><text:s/>Packaging on different platforms</text:h>
      <text:p text:style-name="Text_20_body"/>
      <text:p text:style-name="Text_20_body">Using the provided makefilery as explained in the section “Building on different platforms” it should be possible to generate the library, tests and examples. However native packaging is provided only for Linux at this time. Even there you will probably wish to customize the naming and so on of the generated rpms.</text:p>
      <text:p text:style-name="Text_20_body"/>
      <text:p text:style-name="Text_20_body">So you should expect to spend some time creating scripts or makefiles that will take the binaries from a build directory and package them as required for your supported platforms.</text:p>
      <text:p text:style-name="Text_20_body">Another solution is just to bundle the Log4C library in one of your existing packages or rpms.</text:p>
      <text:h text:style-name="Heading_20_1" text:outline-level="1"><text:s/>Getting started--running the examples</text:h>
      <text:p text:style-name="Text_20_body"/>
      <text:p text:style-name="Text_20_body">Once you have built Log4C you can go into the examples directory and run the examples. There may be additional information in the README in the examples directory.</text:p>
      <text:p text:style-name="Text_20_body"/>
      <text:p text:style-name="Text_20_body">For ease of presentation the text below tends to suppose a Unix (or cygwin) environment. We don' t translate each command to Windows supposing that the translation of commands, pathnames and so on are fairly obvious. <text:s/>However where there are significant differences for Windows then we try to highlight them.</text:p>
      <text:h text:style-name="Heading_20_2" text:outline-level="2"><text:s/>Running application_1</text:h>
      <text:p text:style-name="Text_20_body"/>
      <text:p text:style-name="Text_20_body"><text:s/>If you have built in a directory separate from the sources, as is recommended, then you need to copy the log4crc file from the source directory into the build directory:</text:p>
      <text:p text:style-name="Text_20_body"><text:tab/><text:span text:style-name="T5">$ cd examples</text:span></text:p>
      <text:p text:style-name="P15"><text:tab/>$ cp ../log4c/examples/log4crc .</text:p>
      <text:p text:style-name="P15"/>
      <text:p text:style-name="Text_20_body">Then run the example application_1 as follows. <text:s/>You will need to put the Log4C library on some path so the system can find it when application_1 starts up. <text:s/>If you have used the autoconf tools on Unix and the Makefile in the msvc6 directory that will look like this:</text:p>
      <text:p text:style-name="P16"><text:span text:style-name="log4c-code">On Linux/Solaris: export LD_LIBRARY_PATH=../src/log4c/.libs/</text:span></text:p>
      <text:p text:style-name="P16"><text:span text:style-name="log4c-code">On HP-UX: export SHLIB_PATH=../src/log4c/.libs/</text:span></text:p>
      <text:p text:style-name="P16"><text:span text:style-name="log4c-code">On Windows: set Path=..\log4c;%Path%</text:span></text:p>
      <text:p text:style-name="P17"/>
      <text:p text:style-name="P18">Then you can run application_1 as follows:</text:p>
      <text:p text:style-name="P19"/>
      <text:p text:style-name="P14">$ ./application_1 4</text:p>
      <text:p text:style-name="P14"/>
      <text:p text:style-name="P20">You should see this:</text:p>
      <text:p text:style-name="P20"/>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1</text:p>
      <text:p text:style-name="P14">[stdout] ERROR six13log.log.app.application1 - some error from app1 at line 79 in file ../../log4c/examples/application_1.c - loop 1 ../../log4c/examples/application_1.c</text:p>
      <text:p text:style-name="P14"/>
      <text:p text:style-name="P20">application_1 is a simple example that loops, logging two messages on each loop. In the output above we only see the error message logged at priority ERROR, the other message logged at priority DEBUG is not logged with the default configuration in the <text:span text:style-name="T5">log4crc</text:span> file.</text:p>
      <text:p text:style-name="P20"/>
      <text:p text:style-name="P20">But why is the log message being logged twice ?</text:p>
      <text:p text:style-name="P20"/>
      <text:p text:style-name="P20">Thank you for asking. <text:s/>What's happening is that although the application submits the message only once to Log4C, it is passed to all the appenders attached to the originating category <text:span text:style-name="T5">six13log.log.app.application1 </text:span>AND it's ancestor categories. So, if you look in log4crc you will see this line:</text:p>
      <text:p text:style-name="P14">&lt;category name="six13log.log" priority="error" appender="stdout" /&gt;</text:p>
      <text:p text:style-name="P14"/>
      <text:p text:style-name="P20">So the stdout appender for the category <text:span text:style-name="T5">six13log.log.app.application1 </text:span>is logging the message and the stdout appender for the ancestor category <text:span text:style-name="T5">six13log.log </text:span>is also logging it.</text:p>
      <text:p text:style-name="P20"/>
      <text:p text:style-name="P20">So why this strange behavior with respect to logging messages to multiple appenders ? Well, in this example it's hard to see the point. But suppose we have multiple applications and associate categories <text:span text:style-name="T5">six13log.log.app.application2, six13log.log.app.application3, six13log.log.app.application4 </text:span>, say, with them. Then I can get very tight control over what gets logged using the categorization of the messages: if I set an appender on <text:span text:style-name="T5">six13log.log.app </text:span>for example then I will get the messages from <text:span text:style-name="T3">all</text:span> the applications. But if I am just interested in messages from a subset of categories then I can configure an appender and logging priority just for them.</text:p>
      <text:p text:style-name="P20"/>
      <text:p text:style-name="P20">So once the application or system designer has done a good job defining the categories available for logging then Log4C offers the administrator or end user very powerful and easy control over the messages he chooses to log, where they get logged and the format they are logged in. Furthermore, even if the application developer has to go back and introduce new categories then with Log4C that's an easy task. Too often in-house logging mechanisms are hard coded for a specific domain and adding what would amount to new categories requires significant additional coding. Not so with Log4C.</text:p>
      <text:p text:style-name="P20"/>
      <text:p text:style-name="P20">You can see that there is additional text being logged in addition to the message from the application. This 'overhead' is added by Log4C and the various parts of the message break down like this:</text:p>
      <text:p text:style-name="P20"/>
      <text:p text:style-name="P21">[stdout] <text:span text:style-name="T6">The name of the appender logging the message surrounded by square brackets.</text:span></text:p>
      <text:p text:style-name="P21">ERROR <text:span text:style-name="T6">The log level of the message. </text:span></text:p>
      <text:p text:style-name="P21">six13log.log.app.application1 <text:span text:style-name="T6">The name of the catgory originating the message</text:span></text:p>
      <text:p text:style-name="P21">some error from app1 at line 78 in file ../../log4c/examples/application_1.c <text:span text:style-name="T6">The actual log message.</text:span></text:p>
      <text:h text:style-name="Heading_20_2" text:outline-level="2"><text:s/>Configuring the priority for a category</text:h>
      <text:p text:style-name="Text_20_body">Now, edit the log4crc file to change the value of the priority field from “error” to “debug”:</text:p>
      <text:p text:style-name="P22">&lt;category name=" " priority="debug" appender="stdout" /&gt;</text:p>
      <text:p text:style-name="P20">Run application_1 again, you should see this:</text:p>
      <text:p text:style-name="P20"/>
      <text:p text:style-name="P14">[stdout] DEBUG six13log.log.app.application1 - Debugging app 1 - loop 0</text:p>
      <text:p text:style-name="P14">[stdout] DEBUG six13log.log.app.application1 - Debugging app 1 - loop 0</text:p>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0</text:p>
      <text:p text:style-name="P14">[stdout] DEBUG six13log.log.app.application1 - Debugging app 1 - loop 1</text:p>
      <text:p text:style-name="P14">[stdout] DEBUG six13log.log.app.application1 - Debugging app 1 - loop 1</text:p>
      <text:p text:style-name="P14">[stdout] ERROR six13log.log.app.application1 - some error from app1 at line 79 in file ../../log4c/examples/application_1.c - loop 1</text:p>
      <text:p text:style-name="P14">[stdout] ERROR six13log.log.app.application1 - some error from app1 at line 79 in file ../../log4c/examples/application_1.c - loop 1</text:p>
      <text:p text:style-name="P14"/>
      <text:p text:style-name="P20">What's happening now is that because the priority of the category has been lowered to DEBUG, the debug message in the application is now appearing. And, for the reasons explained above for the ERROR message, it appears twice.</text:p>
      <text:h text:style-name="Heading_20_2" text:outline-level="2"><text:s/>Configuring application_1 to log to a set of log files</text:h>
      <text:p text:style-name="Text_20_body">Logging to stdout is fine but suppose we wish to trap all the messages for <text:span text:style-name="T5">six13log.log.app.application1 </text:span>to a set of log files. To do this we can use the rolling file appender.</text:p>
      <text:p text:style-name="Text_20_body"/>
      <text:p text:style-name="Text_20_body">Edit this line in log4crc to replace stdout with myrollingfileappender:</text:p>
      <text:p text:style-name="P22">&lt;category name="six13log.log.app.application1" priority="debug" appender="stdout" /&gt;</text:p>
      <text:p text:style-name="P22"/>
      <text:p text:style-name="Text_20_body">Run application_1 again. This time on stdout you will see:</text:p>
      <text:p text:style-name="P23">[<text:span text:style-name="T5">stdout] DEBUG six13log.log.app.application1 - Debugging app 1 - loop 0</text:span></text:p>
      <text:p text:style-name="P22">[stdout] ERROR six13log.log.app.application1 - some error from app1 at line 79 in file ../../log4c/examples/application_1.c - loop 0</text:p>
      <text:p text:style-name="P22">[stdout] DEBUG six13log.log.app.application1 - Debugging app 1 - loop 1</text:p>
      <text:p text:style-name="P22">[stdout] ERROR six13log.log.app.application1 - some error from app1 at line 79 in file ../../log4c/examples/application_1.c - loop 1</text:p>
      <text:p text:style-name="P22"/>
      <text:p text:style-name="Text_20_body">The other copies of the log messages are no longer being sent to stdout but rather to the myrollingfileappender appender, which is logging them to a set of log files in the current directory of the form myprefix.*. Verify this by dumping one of the log files:</text:p>
      <text:p text:style-name="P22">$ cat myprefix.0</text:p>
      <text:p text:style-name="P22">[myrollingfileappender] 20061105 16:29:33.530 DEBUG six13log.log.app.application1- Debugging app 1 - loop 0</text:p>
      <text:p text:style-name="P22">[myrollingfileappender] 20061105 16:29:33.604 ERROR six13log.log.app.application1- some error from app1 at line 79in file ../../log4c/examples/application_1.c - loop 0</text:p>
      <text:p text:style-name="P22">[myrollingfileappender] 20061105 16:29:36.605 DEBUG six13log.log.app.application1- Debugging app 1 - loop 1</text:p>
      <text:p text:style-name="P22">[myrollingfileappender] 20061105 16:29:36.605 ERROR six13log.log.app.application1- some error from app1 at line 79 in file ../../log4c/examples/application_1.c - loop 1</text:p>
      <text:p text:style-name="P22"/>
      <text:p text:style-name="P24">You will notice that these log messages also have a date stamp on them. This is because myrollingfileappender has been configured oin log4crc to use the dated layout (rather than the basic layout) and this layout inserts a date stamp in the message before logging it.</text:p>
      <text:h text:style-name="Heading_20_2" text:outline-level="2"><text:s/>What about application_2 ?</text:h>
      <text:p text:style-name="Text_20_body">As an application application_2 does the same thing as application_1—it loops logging a few messages. However the interesting thing about application_2 is that it links with a library where new appenders and layouts have been defined. So we leave this more advanced topic to a later section.</text:p>
      <text:h text:style-name="Heading_20_1" text:outline-level="1"><text:s/>Using the Log4C API</text:h>
      <text:p text:style-name="Text_20_body">In the last section we saw how to control the logging output from a Log4C enabled example using the configuration file. In this section we see how to “Log4C enable” your applications using the Log4C API.</text:p>
      <text:p text:style-name="Text_20_body"/>
      <text:p text:style-name="Text_20_body">At the top of the main Log4C home page you will see links to the API documentation for the latest released Log4C, for example here: <text:a xlink:type="simple" xlink:href="http://log4c.sourceforge.net/files.html">http://log4c.sourceforge.net/files.html</text:a>. You should keep a reference to this documentation when working with Log4C—it documents parameters, call conventions, return codes, issues and sometimes has code snippets. If you have checked out the workspace from CVS you will need to have added –enable-doc to build the documentation, which gets put into the doc directory where you build. You are strongly recommended to build and view (and improve!!) the API documentation.</text:p>
      <text:p text:style-name="Text_20_body"/>
      <text:p text:style-name="Text_20_body">Depending on the utilities available (dyoxygen, latex,...) on your system the API documentation can be generated in html, pdf and man page format. See 'configure –help' and the README for details on this.</text:p>
      <text:h text:style-name="Heading_20_2" text:outline-level="2"><text:s/>The helloworld example with Log4C</text:h>
      <text:p text:style-name="Text_20_body"/>
      <text:p text:style-name="Text_20_body">As tradition dictates we provide a hello world example to illustrate the bare bones of Log4C. The hello world code looks as follows:</text:p>
      <text:h text:style-name="Heading_20_3" text:outline-level="3"><text:s/>The helloworld code</text:h>
      <text:p text:style-name="Text_20_body"/>
      <text:p text:style-name="P22">#include &lt;stdio.h&gt;</text:p>
      <text:p text:style-name="P22">#include "log4c.h"</text:p>
      <text:p text:style-name="P22">int main(int argc, char** argv){</text:p>
      <text:p text:style-name="P22">int rc = 0;</text:p>
      <text:p text:style-name="P22">log4c_category_t* mycat = NULL;</text:p>
      <text:p text:style-name="P22">if (log4c_init()){</text:p>
      <text:p text:style-name="P25">printf("log4c_init() failed");</text:p>
      <text:p text:style-name="P25">rc = 1; </text:p>
      <text:p text:style-name="P22">}else{</text:p>
      <text:p text:style-name="P22">mycat = log4c_category_get("log4c.examples.helloworld");</text:p>
      <text:p text:style-name="P22">log4c_category_log(mycat, LOG4C_PRIORITY_ERROR, "Hello World!");</text:p>
      <text:p text:style-name="P22">/* Explicitly call the log4c cleanup routine */</text:p>
      <text:p text:style-name="P25">if ( log4c_fini()){</text:p>
      <text:p text:style-name="P26">printf("log4c_fini() failed");</text:p>
      <text:p text:style-name="P25">}</text:p>
      <text:p text:style-name="P22">}</text:p>
      <text:p text:style-name="P22">return 0;</text:p>
      <text:p text:style-name="P22">}</text:p>
      <text:p text:style-name="P24">As you can see there are four calls to the Log4C API here. </text:p>
      <text:list text:style-name="L4">
        <text:list-item>
          <text:p text:style-name="P27">The <text:span text:style-name="T7">log4c_init()</text:span> call initializes the library, and reads the configuration files (if any) and environment variables. We will see more about the configuration mechanisms below. </text:p>
        </text:list-item>
        <text:list-item>
          <text:p text:style-name="P27">The <text:span text:style-name="T7">log4c_category_get()</text:span> function returns a reference to a category required for logging. </text:p>
        </text:list-item>
        <text:list-item>
          <text:p text:style-name="P27">The <text:span text:style-name="T7">log4c_category_log()</text:span> function logs the age old message .</text:p>
        </text:list-item>
        <text:list-item>
          <text:p text:style-name="P27">The <text:span text:style-name="T7">log4c_fini()</text:span> tells Log4C to cleanup, freeing memory, closing files and so on.</text:p>
        </text:list-item>
      </text:list>
      <text:h text:style-name="Heading_20_3" text:outline-level="3"><text:s/>Configuring and running <text:span text:style-name="T8">hello­world</text:span></text:h>
      <text:p text:style-name="P28"/>
      <text:p text:style-name="Text_20_body"><text:span text:style-name="T8">See the section “Running application_1” for information on setting the environment before running helloworld. <text:s/></text:span>If you have compiled and run the helloworld example as is you will see...no output :-(.</text:p>
      <text:p text:style-name="Text_20_body"/>
      <text:p text:style-name="Text_20_body">This is because although we have done all the right things, we have not as yet configured an appender for our helloworld category. It will be instructive to visit each of the three ways Log4C provides to configure it's behavior.</text:p>
      <text:p text:style-name="Text_20_body"/>
      <text:p text:style-name="Text_20_body">For information, the command line on Linux to compile a Log4C example, supposing that the log4c library is already compiled, looks like this:</text:p>
      <text:p text:style-name="P22">$ gcc -I ../../log4c/src -I ../src ../../log4c/examples/helloworld.c -L ../src/log4c/.libs/ -llog4c</text:p>
      <text:h text:style-name="Heading_20_4" text:outline-level="4"><text:s/>Configuring helloworld with the configuration file</text:h>
      <text:p text:style-name="Text_20_body">Edit the log4crc file in the examples directory and add this line:</text:p>
      <text:p text:style-name="P22">&lt;category name="log4c.examples.helloworld" priority="debug" appender="stdout"/&gt;</text:p>
      <text:p text:style-name="P22"/>
      <text:p text:style-name="Text_20_body">Run the helloworld program again. You will now see:</text:p>
      <text:p text:style-name="P22">[stdout] ERROR log4c.examples.helloworld - Hello World!</text:p>
      <text:p text:style-name="P22"/>
      <text:p text:style-name="Text_20_body">Cool. What has happened is that we have configured Log4C to send messages for our helloworld example, logged with priority DEBUG or above to stdout. Of course we could configure the messages to go to any of the existing Log4C appenders.</text:p>
      <text:p text:style-name="Text_20_body"/>
      <text:p text:style-name="Text_20_body">By way of building a mental model of what is happening inside the Log4C library note that the fact that the helloworld category is mentioned in the configuration file means that after the call to l<text:span text:style-name="log4c-code">og4c_init()</text:span>, a nicely configured instance of that category already exists inside the library. In the case where that category is not mentioned in the configuration file then it is the call to <text:span text:style-name="T5">log4c_category_get("log4c.examples.helloworld") </text:span><text:span text:style-name="T9">that creates the (unconfigured) instance on this category.</text:span></text:p>
      <text:h text:style-name="Heading_20_4" text:outline-level="4"><text:s/>Configuring helloworld with the environment variables</text:h>
      <text:p text:style-name="Text_20_body">Log4C provides a minimal configuration ability via two environment variables: LOG4C_APPENDER and LOG4C_PRIORITY. Both these variables act only on the root category but provide a quick way to globally enable logging . This can be useful to take a look at log messages before drilling down into a finer grained logging using the categorization to focus on messages of particular interest.</text:p>
      <text:p text:style-name="Text_20_body"/>
      <text:p text:style-name="Text_20_body">So, remove the line from the configuration file you added above:</text:p>
      <text:p text:style-name="P22">&lt;category name="log4c.examples.helloworld" priority="debug" appender="stdout"/&gt;</text:p>
      <text:p text:style-name="P22"/>
      <text:p text:style-name="Text_20_body">Rerun helloworld to confirm you have no output then rerun the program as follows:</text:p>
      <text:p text:style-name="P22">export LOG4C_APPENDER=stdout; helloworld</text:p>
      <text:p text:style-name="P22"/>
      <text:p text:style-name="Text_20_body">You will now see the log message as before:</text:p>
      <text:p text:style-name="P22">[stdout] ERROR log4c.examples.helloworld - Hello World!</text:p>
      <text:p text:style-name="P22"/>
      <text:p text:style-name="Text_20_body">What is happening here is that at init time Log4C is reading the LOG4C_APPENDER environment variable and configuring the stdout appender for the root category as a result. Thus all messages logged to this instance of the library, at a priority higher than NOTICE (for that is the priority set on the root category in the configuration file) will be sent to stdout.</text:p>
      <text:p text:style-name="Text_20_body">We could just as well have set LOG4C_APPENDER to be myrollingfileappender, as defined in the configuration file, in which case the helloworld message would have been logged to the myprefix.0 file. Go on, give it a lash, it works!</text:p>
      <text:h text:style-name="Heading_20_4" text:outline-level="4"><text:s/>Configuring helloworld via the Log4C API</text:h>
      <text:p text:style-name="P24">The configuration achieved in the above sections via the configuration file or the environment variables can also be done manually using the Log4C API. Add the following call to set the appender for the helloworld category:</text:p>
      <text:p text:style-name="log4c-code">mycat = log4c_category_get("log4c.examples.helloworld");</text:p>
      <text:p text:style-name="P22">log4c_category_set_appender(mycat, log4c_appender_get("stdout")); /* ADD THIS LINE */</text:p>
      <text:p text:style-name="P22">log4c_category_log(mycat, LOG4C_PRIORITY_ERROR, "Hello World!");</text:p>
      <text:p text:style-name="P22"/>
      <text:p text:style-name="Text_20_body">Recompile and rerun helloworld to see the output:</text:p>
      <text:p text:style-name="P22">[stdout] ERROR log4c.examples.helloworld - Hello World!</text:p>
      <text:h text:style-name="Heading_20_2" text:outline-level="2"><text:s/>Comments on the the different configuration methods</text:h>
      <text:p text:style-name="Text_20_body">The three configuration methods demonstrated above are likely to be of more or less interest depending on the nature of your project. Far be it from Log4C developers to adopt the arms dealer pattern of technology development, so here are some general observations to help you think about which method or methods are most appropriate for your scenario:</text:p>
      <text:p text:style-name="Text_20_body"/>
      <text:list text:style-name="L5">
        <text:list-item>
          <text:p text:style-name="P29">The environment variables seem to be generally useful as a quick way to get your application or system outputting messages.</text:p>
        </text:list-item>
        <text:list-item>
          <text:p text:style-name="P29">The configuration file is certainly a very powerful way and easy way to configure logging. It is probably of most utility in those cases where you are quite close to the final application development as this gives you more say in the nature of the configuration requirements you introduce to application users.</text:p>
        </text:list-item>
        <text:list-item>
          <text:p text:style-name="P29">Using the API to configure Log4C is probably of use to those projects delivering some intermediate technology or framework to other application developers. This is because as a framework or library provider you probably do not wish to contribute to a kind of “configuration file proliferation”. You probably would rather take configuration from your own configuration files, or even programmatically from your application developers and then configure Log4C programmatically. If you use the Log4C configuration file and your framework has it's own configuration file and your application has it's own configuration file then it's getting a bit hard for your administrator to keep track of all these configuration files.</text:p>
        </text:list-item>
      </text:list>
      <text:h text:style-name="Heading_20_2" text:outline-level="2"><text:s/>Interaction of the configuration methods</text:h>
      <text:p text:style-name="Text_20_body"/>
      <text:p text:style-name="Text_20_body">The <text:span text:style-name="log4c-code">log4c_init()</text:span> function looks for a configuration file first and then reads the environment variables, so for defining the priority and appender for the root category the environment variables take precedence. The order that Log4C (up to version 1.0.12) searches for the configuration file is “$LOG4C_RCPATH/log4crc", "$HOME/.log4crc", "./log4crc" . This seems wrong and will probably be changed or made configurable. Also, it is not clear if there is a well defined design decision about what happens when loading fails in a file or if, once a file is loaded successfully, we should then stop trying to load other files. xxx revisit this on the list.</text:p>
      <text:p text:style-name="Text_20_body">If you configure Log4C objects after the call to <text:span text:style-name="log4c-code">log4c_init()</text:span> then the new settings you configure take precedence.</text:p>
      <text:h text:style-name="Heading_20_2" text:outline-level="2"><text:s/>Including Log4C calls into your code </text:h>
      <text:h text:style-name="Heading_20_3" text:outline-level="3"><text:s/>Making it easy to remove Log4C calls from your code</text:h>
      <text:p text:style-name="Text_20_body"/>
      <text:p text:style-name="Text_20_body">For various reasons you may wish to wrap calls to the Log4C API either in macros or function calls. We list some of these here to help you decide if you want to use wrapped or naked calls to Log4C.</text:p>
      <text:list text:style-name="L6">
        <text:list-item>
          <text:p text:style-name="P30">You may wish to do this in order, for example, to do some generic preparation of your logging messages. </text:p>
        </text:list-item>
        <text:list-item>
          <text:p text:style-name="P30">Another reason might be to define some smaller subset of the Log4C API that you wish all your library writers or application developers to use—by using the interface you define you can ensure a consistent usage of Log4C across your system. </text:p>
        </text:list-item>
        <text:list-item>
          <text:p text:style-name="P30">Another reason might be that, Log4C being an external open source project, you may wish to make it easy to remove Log4C from your project, for fear of API stability, quality or licensing issues that may arise later in your project. </text:p>
          <text:p text:style-name="P30"/>
        </text:list-item>
      </text:list>
      <text:p text:style-name="Text_20_body">As an example, we present one way of wrapping the Log4C calls here. We will modify the helloworld.c file to remove the hard coded dependency on Log4C and introduce a level of indirection that allows an easy decoupling of helloworld from Log4C. </text:p>
      <text:p text:style-name="Text_20_body"/>
      <text:p text:style-name="Text_20_body">We simply introduce functions that wrap the required Log4C functions: <text:span text:style-name="log4c-code">mylog_init()</text:span> for <text:span text:style-name="log4c-code">log4c_init()</text:span>, <text:span text:style-name="log4c-code">mylog_fini()</text:span> for <text:span text:style-name="log4c-code">log4c_fini() </text:span>and so on. We also need to define our own copies of the logging priorities. See the file mylog.h for the full definitions. So, for logging single strings we can use a function like this:</text:p>
      <text:p text:style-name="P22">s<text:span text:style-name="log4c-code">tati</text:span>c LOG4C_INLINE void mylog_msg(char *catName,int a_priority, char *msg){</text:p>
      <text:p text:style-name="P22">#ifndef WITHOUT_LOG4C</text:p>
      <text:p text:style-name="P25">log4c_category_log(log4c_category_get(catName), a_priority, msg);</text:p>
      <text:p text:style-name="P22">#else</text:p>
      <text:p text:style-name="P25">printf(msg);</text:p>
      <text:p text:style-name="P22">#endif </text:p>
      <text:p text:style-name="P22">}</text:p>
      <text:p text:style-name="Text_20_body">You can see that if this code is compiled with -DWITHOUT_LOG4C then Log4C is totally removed.</text:p>
      <text:p text:style-name="Text_20_body"/>
      <text:p text:style-name="Text_20_body">To use this code, rather than directly calling <text:span text:style-name="log4c-code">log4c_category_log()</text:span> we would do this:</text:p>
      <text:p text:style-name="P22">mylog_msg("log4c.examples.helloworld", MYLOG_PRIORITY_ERROR, "Hello World!");</text:p>
      <text:p text:style-name="P22"/>
      <text:p text:style-name="Text_20_body">One suggestion by this writer <text:a xlink:type="simple" xlink:href="http://jefficus.usask.ca/article.php?story=20040613140849924i">http://jefficus.usask.ca/article.php?story=20040613140849924</text:a> is to define a macro for the logging call which means you need only mention hte category name for your subsystem in one place, typically in some include file used by all files in that subsytem.</text:p>
      <text:p text:style-name="Text_20_body"/>
      <text:p text:style-name="Text_20_body">So your simplified logging call actually looks like this:</text:p>
      <text:p text:style-name="P23"><text:span text:style-name="T5">MYLOG_MSG(MYLOG_PRIORITY_ERROR, "Hello World!")</text:span>;</text:p>
      <text:p text:style-name="P23"/>
      <text:p text:style-name="Text_20_body">but at the start of the helloworld.c file you define the category name to use, which is picked up by the MYLOG_MSG macro:</text:p>
      <text:p text:style-name="P22">#define MYLOG_CATEGORY_NAME "log4c.examples.helloworld"</text:p>
      <text:p text:style-name="P22"/>
      <text:p text:style-name="Text_20_body">The MYLOG_MSG macro is defined such that if you do not define a category name then it defaults to the root category. This means it is safe and, if you want to be lazy, easy to get logging.</text:p>
      <text:p text:style-name="Text_20_body"/>
      <text:p text:style-name="Text_20_body">The only comment on this handy technique is that if you are paranoid about performance then you may not want to have the lookup call based on the logger name at each logging call. In this case you would do the call to <text:span text:style-name="log4c-code">log4c_category_get()</text:span> (or the wrapped equivalent) at the initialize time of your subsystem and then use the actual reference to the category object rather than the category name.</text:p>
      <text:p text:style-name="Text_20_body"/>
      <text:p text:style-name="Text_20_body">The code to wrap the log call to take a variable number of arguments is a bit more complex than the code used to log one string shown here—see the function <text:span text:style-name="log4c-code">mylog_log()</text:span> defined in mylog.h for way to do that. The code discussed above is included in helloworld-1.c and the file mylog.h. The full code of helloworld-1.c is included here for convenience:</text:p>
      <text:p text:style-name="Text_20_body"/>
      <text:p text:style-name="P22">#include &lt;stdio.h&gt;</text:p>
      <text:p text:style-name="P22">#define MYLOG_CATEGORY_NAME "log4c.examples.helloworld"</text:p>
      <text:p text:style-name="P22">#include "mylog.h"</text:p>
      <text:p text:style-name="P22">int main(int argc, char** argv){</text:p>
      <text:p text:style-name="P22">int rc = 0;</text:p>
      <text:p text:style-name="P22">if (mylog_init()){</text:p>
      <text:p text:style-name="P25">printf("mylog_init() failed");</text:p>
      <text:p text:style-name="P25">rc = 1; </text:p>
      <text:p text:style-name="P22">}else{</text:p>
      <text:p text:style-name="P25">MYLOGMSG(LOG4C_PRIORITY_ERROR, "Hello World!");</text:p>
      <text:p text:style-name="P25">/* Explicitly call the log4c cleanup routine */</text:p>
      <text:p text:style-name="P25">if ( mylog_fini()){</text:p>
      <text:p text:style-name="P26">printf("mylog_fini() failed");</text:p>
      <text:p text:style-name="P26">rc = 1;</text:p>
      <text:p text:style-name="P25">}</text:p>
      <text:p text:style-name="P22">}</text:p>
      <text:p text:style-name="P22">return rc;</text:p>
      <text:p text:style-name="P22">}</text:p>
      <text:h text:style-name="Heading_20_3" text:outline-level="3"><text:s/>Other useful Log4C functions</text:h>
      <text:p text:style-name="Text_20_body"/>
      <text:p text:style-name="Text_20_body">See the Log4C API documentation in your workspace (as generated by make if you have done 'configure –enable-doc') or here for the last release: <text:a xlink:type="simple" xlink:href="http://log4c.sourceforge.net/files.html">http://log4c.sourceforge.net/files.html.</text:a></text:p>
      <text:p text:style-name="Text_20_body"><text:a xlink:type="simple" xlink:href="http://log4c.sourceforge.net/files.html"/></text:p>
      <text:p text:style-name="Text_20_body">Log4C provides some convenience functions that mean you do not have to specify the logging priority in the logging call—for example <text:span text:style-name="log4c-code">log4c_category_fatal()</text:span>, <text:span text:style-name="log4c-code">log4c_category_error()</text:span> and so on. These are documented here for the last release: <text:a xlink:type="simple" xlink:href="http://log4c.sourceforge.net/category_8h.html">http://log4c.sourceforge.net/category_8h.html</text:a>.</text:p>
      <text:p text:style-name="Text_20_body"/>
      <text:p text:style-name="Text_20_body">You can test to see the logging priority of a given category using the l<text:span text:style-name="log4c-code">og4c_category_is_priority_enabled()</text:span> function.</text:p>
      <text:p text:style-name="Text_20_body"/>
      <text:p text:style-name="Text_20_body">Browse the documentation and examples and tests source to see other usage of the Log4C API.</text:p>
      <text:h text:style-name="Heading_20_3" text:outline-level="3"><text:s/>Multi threaded applications using Log4C</text:h>
      <text:p text:style-name="Text_20_body"/>
      <text:p text:style-name="Text_20_body">Log4C is not Multi thread safe (MT safe). xxx This topic should be discussed on the mailing list and revisited systematically to see what can be done and to document the MT status of the various API calls.</text:p>
      <text:p text:style-name="Text_20_body"/>
      <text:p text:style-name="Text_20_body">In the meantime, it is possible to use Log4C safely provided you follow some rules related to initialization and provided the appenders and layouts you use are themselves MT safe.</text:p>
      <text:h text:style-name="Heading_20_4" text:outline-level="4"><text:s/>Why Log4C is not MT safe</text:h>
      <text:p text:style-name="Text_20_body"/>
      <text:p text:style-name="Text_20_body">A fully MT safe library would be such that multiple threads in the application could safely call any of the LOG4C API functions without any need for synchronization on the part of the application. There are several places where Log4C doe snot satisfy this:</text:p>
      <text:list text:style-name="L7">
        <text:list-item>
          <text:p text:style-name="P31"><text:span text:style-name="log4c-code">log4c_init()</text:span> This function must be called successfully just once by the application. If two threads call this at the same time the behavior is undefined. The problem is that both threads will start to initialize global objects and the behavior is this case is undefined.</text:p>
        </text:list-item>
        <text:list-item>
          <text:p text:style-name="P31"><text:span text:style-name="log4c-code">log4c_fini()</text:span> The same is true of <text:span text:style-name="log4c-code">log4c_fini()</text:span>—this function can safely be called by only one thread at a time. Furthermore when you call <text:span text:style-name="log4c-code">log4c_fini()</text:span> you must be sure that there are no calls to the logging API in flight—if there are then <text:span text:style-name="log4c-code">log4c_fini()</text:span> goes ahead freeing up Log4C objects (like categories, appenders and layouts) so this will probably crash your application.</text:p>
        </text:list-item>
        <text:list-item>
          <text:p text:style-name="P31">Readonly type Log4C calls like <text:span text:style-name="log4c-code">log4c_category_is_priority_enabled()</text:span> and so on are MT safe between themselves and calls to logging functions like <text:span text:style-name="log4c-code">log4c_category_log()</text:span> but are not MT safe with respect to <text:span text:style-name="log4c-code">log4c_init()</text:span> and <text:span text:style-name="log4c-code">log4c_fini()</text:span>.</text:p>
        </text:list-item>
        <text:list-item>
          <text:p text:style-name="P31">Issues related to lazy creation and intialization of objects.</text:p>
        </text:list-item>
        <text:list-item>
          <text:p text:style-name="P32">Lookup and creation type calls like <text:span text:style-name="log4c-code">log4c_category_get()</text:span>, <text:span text:style-name="log4c-code">log4c_appender_get()</text:span> , <text:span text:style-name="log4c-code">log4c_layout_get()</text:span> and so on are not MT safe, even between themselves. The problem is that if two threads call <text:span text:style-name="log4c-code">log4c_category_get()</text:span> a the same time then, if the category instances do not yet exist in the internal store of category instances, then the threads may clash as they write to the shared hash that stores the instance references. This is because no synchronization is provided on the shared instance hash.</text:p>
        </text:list-item>
        <text:list-item>
          <text:p text:style-name="P32">Calls to <text:span text:style-name="log4c-code">log4c_category_log()</text:span> are not MT safe when called on the same categories. The problem is that log4c_category_log() eventually calls <text:span text:style-name="log4c-code">log4c_appender_append()</text:span> to log the message. However, if the appender has not already been opened then it calls <text:span text:style-name="log4c-code">log4c_appender_open()</text:span>, which is not MT safe. The result could be that the two threads will to open the appender at the same time which will give rise to undefined behavior.</text:p>
          <text:p text:style-name="P32"/>
        </text:list-item>
      </text:list>
      <text:p text:style-name="Text_20_body">The calls to the currently support basic and dated layouts all work in the context of a logging event object which is allocated by the <text:span text:style-name="log4c-code">log4c_category_log()</text:span> call on the stack. Thus the current usage of the layout interface is in fact MT-safe.</text:p>
      <text:h text:style-name="Heading_20_4" text:outline-level="4"><text:s/>How to use Log4C in an MT safe way</text:h>
      <text:p text:style-name="Text_20_body"/>
      <text:p text:style-name="Text_20_body">It can be seen from the last section that if you can ensure the following two conditions then you should be able to use Log4C safely in an MT environment:</text:p>
      <text:p text:style-name="Text_20_body"/>
      <text:list text:style-name="L8">
        <text:list-item>
          <text:p text:style-name="P33">perform the initialization of Log4C and the creation and intialization of all the log4C logging objects before before starting up the multiple threads that call Log4C.</text:p>
        </text:list-item>
      </text:list>
      <text:p text:style-name="P16">In reality this can be problematic as in order to ensure that “open” has been called on all the appenders in your system you will need to know the appender names up front at init time. For developers configuring Log4C programatically then this may work—by definition they will have the names of all the Log4C objects available, otherwise they could not configure then programmatically. For those using the Log4C configuration file where the Log4C init time code takes care of the creation of the objects there is currently no way to tell that code “call open at init time”. There seem to be a few possibilities here that require some development work in Log4C xxx:</text:p>
      <text:list text:style-name="L9">
        <text:list-item>
          <text:p text:style-name="P34">A way to do that could be to provide an option 'call open at init time' in the configuration file.</text:p>
        </text:list-item>
        <text:list-item>
          <text:p text:style-name="P34">Provide a function like <text:span text:style-name="log4c-code">log4c_appender_open_all()</text:span> that would call open on all appenders in Log4C. This way the application writer could call that routine to explicity open all the appenders and avoid race conditions as various threads try to open them. </text:p>
        </text:list-item>
        <text:list-item>
          <text:p text:style-name="P34">A third solution would be that log4c guarantees that the open call on an appender is called only once in a critical section.</text:p>
        </text:list-item>
      </text:list>
      <text:list text:style-name="L8" text:continue-numbering="true">
        <text:list-item>
          <text:p text:style-name="P33">Ensure that there are no logging calls in flight when <text:span text:style-name="log4c-code">log4c_fini()</text:span> is called.</text:p>
        </text:list-item>
      </text:list>
      <text:h text:style-name="Heading_20_1" text:outline-level="1">Extending Log4C with your own custom appender and layout types</text:h>
      <text:p text:style-name="Text_20_body"/>
      <text:p text:style-name="Text_20_body">The application_2 program in the examples shows how to define your own appender and layout types.</text:p>
      <text:p text:style-name="Text_20_body"/>
      <text:p text:style-name="Text_20_body">First a short word on Log4C terminology. The Log4C library ships with a set of “base types”. These base types are <text:span text:style-name="T3">category</text:span>, <text:span text:style-name="T3">appender</text:span>, <text:span text:style-name="T3">layout</text:span> and <text:span text:style-name="T3">rollingpolicy</text:span>. These base types are hard coded into the library—there is no run time way to control the creation or deletion of these base types (which perhaps there should be). The base types all define an interface which one can use to create new types from the base type. For example the stream appender, the stream2 appender and the rollingfile appender are all types of appender. The basic and dated layouts are both type of layout. The only rollingpolicy currently supplied with Log4C is sizewin, which is a type of rollingpolicy. </text:p>
      <text:p text:style-name="Text_20_body"/>
      <text:p text:style-name="Text_20_body">Once a base type exists in Log4C it is very easy to add new types—the application_2 example shows how to do this for appenders and layouts. Of course it is possible to add new base types to Log4C but we leave that more as a topic for the “Log4C Internals” document as it is less common to need to do that.</text:p>
      <text:p text:style-name="Text_20_body"/>
      <text:p text:style-name="Text_20_body">Note that it is not possible to extend the set of priorities defined by Log4C. <text:s/>These follow the syslog(3) model and are defined as follows:</text:p>
      <text:p text:style-name="Text_20_body"><text:span text:style-name="log4c-code"><text:s/>typedef enum {</text:span></text:p>
      <text:p text:style-name="Text_20_body"><text:span text:style-name="log4c-code"><text:s text:c="4"/>/** fatal */ <text:s text:c="7"/>LOG4C_PRIORITY_FATAL <text:s text:c="3"/>= 000,</text:span></text:p>
      <text:p text:style-name="Text_20_body"><text:span text:style-name="log4c-code"><text:s text:c="4"/>/** alert */ <text:s text:c="7"/>LOG4C_PRIORITY_ALERT <text:s text:c="3"/>= 100,</text:span></text:p>
      <text:p text:style-name="Text_20_body"><text:span text:style-name="log4c-code"><text:s text:c="4"/>/** crit */ <text:s text:c="8"/>LOG4C_PRIORITY_CRIT <text:s text:c="4"/>= 200,</text:span></text:p>
      <text:p text:style-name="Text_20_body"><text:span text:style-name="log4c-code"><text:s text:c="4"/>/** error */ <text:s text:c="7"/>LOG4C_PRIORITY_ERROR <text:s text:c="3"/>= 300,</text:span></text:p>
      <text:p text:style-name="Text_20_body"><text:span text:style-name="log4c-code"><text:s text:c="4"/>/** warn */ <text:s text:c="8"/>LOG4C_PRIORITY_WARN <text:s text:c="4"/>= 400,</text:span></text:p>
      <text:p text:style-name="Text_20_body"><text:span text:style-name="log4c-code"><text:s text:c="4"/>/** notice */ <text:s text:c="6"/>LOG4C_PRIORITY_NOTICE <text:s text:c="2"/>= 500,</text:span></text:p>
      <text:p text:style-name="Text_20_body"><text:span text:style-name="log4c-code"><text:s text:c="4"/>/** info */ <text:s text:c="8"/>LOG4C_PRIORITY_INFO <text:s text:c="4"/>= 600,</text:span></text:p>
      <text:p text:style-name="Text_20_body"><text:span text:style-name="log4c-code"><text:s text:c="4"/>/** debug */ <text:s text:c="7"/>LOG4C_PRIORITY_DEBUG <text:s text:c="3"/>= 700,</text:span></text:p>
      <text:p text:style-name="Text_20_body"><text:span text:style-name="log4c-code"><text:s text:c="4"/>/** trace */ <text:s text:c="7"/>LOG4C_PRIORITY_TRACE <text:s text:c="3"/>= 800,</text:span></text:p>
      <text:p text:style-name="Text_20_body"><text:span text:style-name="log4c-code"><text:s text:c="4"/>/** notset */ <text:s text:c="6"/>LOG4C_PRIORITY_NOTSET <text:s text:c="2"/>= 900,</text:span></text:p>
      <text:p text:style-name="Text_20_body"><text:span text:style-name="log4c-code"><text:s text:c="4"/>/** unknown */ <text:s text:c="5"/>LOG4C_PRIORITY_UNKNOWN <text:s/>= 1000</text:span></text:p>
      <text:p text:style-name="Text_20_body"><text:span text:style-name="log4c-code">} log4c_priority_level_t;</text:span></text:p>
      <text:p text:style-name="Text_20_body"/>
      <text:p text:style-name="Text_20_body">So, turning to application_2...if you look at application_2.c you will see that it is very similar to application_1.c—it loops logging two messages at each loop. However, it includes an additional call before the call to <text:span text:style-name="log4c-code">log4c_init()</text:span>:</text:p>
      <text:p text:style-name="P22">init_examples_lib();</text:p>
      <text:p text:style-name="P22"/>
      <text:p text:style-name="Text_20_body">This function is defining some new appender and layout types that can be accessed in the configuration file or programatically. It eventually calls <text:span text:style-name="T5">init_example_appenders()</text:span>. A key code snippet from that file looks like this:</text:p>
      <text:p text:style-name="Text_20_body"/>
      <text:p text:style-name="P22">static const log4c_appender_type_t * const appender_types[] = {</text:p>
      <text:p text:style-name="P22">#ifdef HAVE_SYSLOG_H</text:p>
      <text:p text:style-name="P35">&amp;log4c_appender_type_syslog_local0,</text:p>
      <text:p text:style-name="P35">&amp;log4c_appender_type_syslog_user,</text:p>
      <text:p text:style-name="P22">#endif </text:p>
      <text:p text:style-name="P22">&amp;log4c_appender_type_s13_file,</text:p>
      <text:p text:style-name="P22">&amp;log4c_appender_type_s13_stderr</text:p>
      <text:p text:style-name="P22">};</text:p>
      <text:p text:style-name="P22">static size_t nappender_types = </text:p>
      <text:p text:style-name="P22">sizeof(appender_types) / sizeof(appender_types[0]);</text:p>
      <text:p text:style-name="P22">int init_example_appenders(){</text:p>
      <text:p text:style-name="P22">int rc = 0; int i = 0;</text:p>
      <text:p text:style-name="P22">for (i = 0; i &lt; nappender_types; i++) </text:p>
      <text:p text:style-name="P25">log4c_appender_type_set(appender_types[i]); </text:p>
      <text:p text:style-name="P22">return(rc); </text:p>
      <text:p text:style-name="P22">}</text:p>
      <text:p text:style-name="P22"/>
      <text:p text:style-name="Text_20_body">The key call is to the (somewhat badly named) <text:span text:style-name="T5">log4c_appender_type_set() </text:span>function. This function is registering the appender types defined here with the Log4C code. Thereafter they are available for use in the configuration file or accessible programmatically.</text:p>
      <text:p text:style-name="Text_20_body"/>
      <text:p text:style-name="Text_20_body">We list here the complete code fragment that deals with the <text:span text:style-name="T5">log4c_appender_type_s13_file </text:span>type:</text:p>
      <text:p text:style-name="P15">/*******************************************************************************/</text:p>
      <text:p text:style-name="P15">/*</text:p>
      <text:p text:style-name="P15">* The log4c stderr adds a "[stderr] " in front of the message</text:p>
      <text:p text:style-name="P15">* it is logging. this one doesn't, and leaves the formatting</text:p>
      <text:p text:style-name="P15">* descisions up to the formatter</text:p>
      <text:p text:style-name="P15">*/</text:p>
      <text:p text:style-name="P15">static int s13_stderr_append(log4c_appender_t* this, const log4c_logging_event_t* a_event)</text:p>
      <text:p text:style-name="P15">{</text:p>
      <text:p text:style-name="P22">return fprintf(stderr, "%s\n", </text:p>
      <text:p text:style-name="P22">a_event-&gt;evt_rendered_msg);</text:p>
      <text:p text:style-name="P15">}</text:p>
      <text:p text:style-name="P15">static int s13_stderr_open(log4c_appender_t* this)</text:p>
      <text:p text:style-name="P15">{</text:p>
      <text:p text:style-name="P22">/* fprintf (stderr,"running s13_stderr appender open command now\n"); */</text:p>
      <text:p text:style-name="P22">return 0;</text:p>
      <text:p text:style-name="P15">}</text:p>
      <text:p text:style-name="P15">const log4c_appender_type_t log4c_appender_type_s13_stderr = {</text:p>
      <text:p text:style-name="P36">"s13_stderr",</text:p>
      <text:p text:style-name="P36">s13_stderr_open,</text:p>
      <text:p text:style-name="P36">13_stderr_append,</text:p>
      <text:p text:style-name="P36">NULL,</text:p>
      <text:p text:style-name="P15">};</text:p>
      <text:p text:style-name="P15">/*******************************************************************************/</text:p>
      <text:p text:style-name="Text_20_body">The <text:span text:style-name="T5">log4c_appender_type_s13_stderr</text:span> object is defining the interface that the core Log4C code will use to open, append and close this appender. As you can see this appender is pretty simple. It's close function is NULL—it is safe to do this the core Log4C code will not try to call a NULL function. The name of this appender is defined in the first field of it's interface object and is ”<text:span text:style-name="T5">s13_stderr".</text:span> It is this name that can be used either in the configuration file or programatically in the <text:span text:style-name="T5">log4c_appender_get()</text:span> call to obtain a reference to the actual object.</text:p>
      <text:p text:style-name="Text_20_body"/>
      <text:p text:style-name="Text_20_body">Defining new layout types follows a similar pattern. See the example_formatters.c file for some example code. Defining new rollingpolicy types--which are used to tell rollingfile appenders under which conditions rollover events should occur—proceeds in the same way. <text:s/>Other types of rollingpolicy it would be interesting to add would be a policy that triggered rollover based on a time period or fixed time basis.</text:p>
      <text:h text:style-name="Heading_20_1" text:outline-level="1"><text:s/>Troubleshooting and debugging</text:h>
      <text:p text:style-name="P10">If you have run configure with the –enable-debug option then by setting the environment variables SD_DEBUG and SD_ERROR to the value “1” you should see some useful internal Log4C trace messages. <text:s/>The traces are useful for watching how Log4C initializes itself, how it looks for and handles configuration files and environment variables, how it intializes and configures internal objects and for log time events like rollover events in the rollingfile appender, for example.</text:p>
      <text:p text:style-name="P10"/>
      <text:p text:style-name="P10">Also keep in mind that using the Log4C configuration file allows you complete control over which appender and layout your categories use. <text:s/>So if you are having problems with some specific appender or layout you can easily change those to compare the behavior with other appenders or layouts.</text:p>
      <text:h text:style-name="Heading_20_1" text:outline-level="1"><text:s/>References</text:h>
      <text:p text:style-name="P10"><text:a xlink:type="simple" xlink:href="http://log4c.sf.net/">http://log4c.sf.net/</text:a> This SourceForge site is now the main log4c site.</text:p>
      <text:p text:style-name="P10"><text:a xlink:type="simple" xlink:href="http://expat.sourceforge.net/">http://expat.sourceforge.net/</text:a></text:p>
      <text:p text:style-name="P10"><text:a xlink:type="simple" xlink:href="http://gcc.gnu.org/">http://gcc.gnu.org</text:a></text:p>
      <text:p text:style-name="P10"><text:a xlink:type="simple" xlink:href="http://www.sunfreeware.com/">http://www.sunfreeware.com/</text:a></text:p>
      <text:p text:style-name="P10"><text:a xlink:type="simple" xlink:href="http://hpux.connect.org.uk/">http://hpux.connect.org.uk/</text:a></text:p>
      <text:p text:style-name="P10"><text:a xlink:type="simple" xlink:href="http://sourceforge.net/mailarchive/forum.php?forum_id=9231">Log4c developer mailing list </text:a></text:p>
      <text:p text:style-name="P10"><text:a xlink:type="simple" xlink:href="http://jefficus.usask.ca/article.php?story=20040613140849924">Nice 'How to get developing with log4c' article</text:a></text:p>
      <text:p text:style-name="P10"><text:a xlink:type="simple" xlink:href="http://en.wikipedia.org/wiki/Log4j">Log4j</text:a></text:p>
      <text:p text:style-name="P10"><text:a xlink:type="simple" xlink:href="http://pantheios.org/">Pantheios - "The C++ Logging Sweetspot"</text:a></text:p>
      <text:p text:style-name="P10"><text:a xlink:type="simple" xlink:href="http://sourceforge.net/projects/log4cpp/">http://sourceforge.net/projects/log4cpp/</text:a></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face style:name="Courier" svg:font-family="Courier, monospace"/>
    <style:font-face style:name="HG Mincho Light J" svg:font-family="'HG Mincho Light J'"/>
    <style:font-face style:name="Luxi Sans2" svg:font-family="'Luxi Sans'"/>
    <style:font-face style:name="Luxi Sans" svg:font-family="'Luxi Sans', sans-serif"/>
    <style:font-face style:name="Nimbus Roman No9 L1" svg:font-family="'Nimbus Roman No9 L', serif"/>
    <style:font-face style:name="Courier1" svg:font-family="Courier" style:font-family-generic="modern" style:font-pitch="fixed"/>
    <style:font-face style:name="Arial Unicode MS1" svg:font-family="'Arial Unicode MS'" style:font-pitch="variable"/>
    <style:font-face style:name="HG Mincho Light J1" svg:font-family="'HG Mincho Light J'" style:font-pitch="variable"/>
    <style:font-face style:name="Luxi Sans1" svg:font-family="'Luxi Sans'" style:font-pitch="variable"/>
    <style:font-face style:name="Nimbus Roman No9 L" svg:font-family="'Nimbus Roman No9 L'"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799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1" style:font-size-asian="14pt" style:font-name-complex="Arial Unicode MS1" style:font-size-complex="14pt"/>
    </style:style>
    <style:style style:name="Heading_20_1" style:display-name="Heading 1" style:family="paragraph" style:parent-style-name="Heading" style:next-style-name="Text_20_body" style:class="text" style:default-outline-level="1">
      <style:paragraph-properties fo:margin-top="0.1665in" fo:margin-bottom="0.0799in"/>
      <style:text-properties style:font-name="Luxi Sans" fo:font-size="16pt" fo:font-weight="bold" style:font-name-asian="Luxi Sans2" style:font-size-asian="16pt" style:font-weight-asian="bold" style:font-name-complex="Luxi Sans2" style:font-size-complex="16pt" style:font-weight-complex="bold"/>
    </style:style>
    <style:style style:name="Heading_20_2" style:display-name="Heading 2" style:family="paragraph" style:parent-style-name="Heading" style:next-style-name="Text_20_body" style:class="text" style:default-outline-level="2">
      <style:paragraph-properties fo:margin-top="0.1665in" fo:margin-bottom="0.0799in"/>
      <style:text-properties style:font-name="Luxi Sans" fo:font-size="14pt" fo:font-style="italic" fo:font-weight="bold" style:font-name-asian="HG Mincho Light J" style:font-size-asian="14pt" style:font-style-asian="italic" style:font-weight-asian="bold" style:font-name-complex="Arial Unicode MS"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665in" fo:margin-bottom="0.0799in"/>
      <style:text-properties style:font-name="Luxi Sans" fo:font-size="14pt" fo:font-weight="bold" style:font-name-asian="HG Mincho Light J"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1665in" fo:margin-bottom="0.0799in"/>
      <style:text-properties style:font-name="Luxi Sans" fo:font-size="11pt" fo:font-style="italic" fo:font-weight="bold" style:font-name-asian="HG Mincho Light J" style:font-size-asian="11pt" style:font-style-asian="italic" style:font-weight-asian="bold" style:font-name-complex="Arial Unicode MS" style:font-size-complex="11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og4c-code" style:family="paragraph" style:parent-style-name="Text_20_body">
      <style:paragraph-properties fo:margin-left="0.4902in" fo:margin-right="0in" fo:text-indent="0in" style:auto-text-indent="false"/>
      <style:text-properties style:font-name="Courier" fo:font-size="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og4c-code" style:family="text">
      <style:text-properties style:font-name="Courier" fo:font-size="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suffix=" " style:num-format="1" text:display-levels="4">
        <style:list-level-properties text:min-label-distance="0.15in"/>
      </text:outline-level-style>
      <text:outline-level-style text:level="5" style:num-suffix=" " style:num-format="1" text:display-levels="5">
        <style:list-level-properties text:min-label-distance="0.15in"/>
      </text:outline-level-style>
      <text:outline-level-style text:level="6" style:num-suffix=" " style:num-format="1" text:display-levels="6">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1-05T12:08:47</meta:creation-date>
    <dc:date>2006-11-13T00:15:02</dc:date>
    <dc:language>en-US</dc:language>
    <meta:editing-cycles>30</meta:editing-cycles>
    <meta:editing-duration>PT6H51M58S</meta:editing-duration>
    <meta:user-defined meta:name="Info 1"/>
    <meta:user-defined meta:name="Info 2"/>
    <meta:user-defined meta:name="Info 3"/>
    <meta:user-defined meta:name="Info 4"/>
    <meta:document-statistic meta:table-count="1" meta:image-count="0" meta:object-count="0" meta:page-count="21" meta:paragraph-count="375" meta:word-count="7030" meta:character-count="43133"/>
  </office:meta>
</office:document-meta>
</file>